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DDDDD"/>
    </style:style>
    <style:style style:name="ce7" style:family="table-cell" style:parent-style-name="Default" style:data-style-name="N3">
      <style:table-cell-properties fo:border="thin solid #000000" fo:background-color="#DDDDDD"/>
    </style:style>
    <style:style style:name="ce8" style:family="table-cell" style:parent-style-name="Default" style:data-style-name="N2">
      <style:table-cell-properties fo:border="thin solid #000000" fo:background-color="#CFE7F5"/>
    </style:style>
    <style:style style:name="ce9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1.98966666666667cm"/>
    </style:style>
    <style:style style:name="co4" style:family="table-column">
      <style:table-column-properties fo:break-before="auto" style:column-width="1.7145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y02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1015" table:default-cell-style-name="ce1"/>
        <table:table-column table:style-name="co5" table:number-columns-repeated="15361" table:default-cell-style-name="ce1"/>
        <table:table-row table:style-name="ro1">
          <table:table-cell table:style-name="ce2"/>
          <table:table-cell office:value-type="string" table:style-name="ce2">
            <text:p>CPU C=</text:p>
          </table:table-cell>
          <table:table-cell office:value-type="float" office:value="8" table:style-name="ce3">
            <office:annotation draw:style-name="a31" svg:x="3.475in" svg:y="0in" svg:width="1.075in" svg:height="0.716666666666667in">
              <dc:creator/>
              <text:p><text:span text:style-name="T1">Number of available CPUs in the test machine</text:span></text:p>
            </office:annotation>
            <text:p>8</text:p>
          </table:table-cell>
          <table:table-cell office:value-type="string" table:number-columns-spanned="5" table:number-rows-spanned="1" table:style-name="ce9">
            <text:p>Concurrent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style-name="ce4"/>
          <table:table-cell office:value-type="string" table:style-name="ce4">
            <text:p>Level:</text:p>
          </table:table-cell>
          <table:table-cell office:value-type="string" table:style-name="ce5">
            <office:annotation draw:style-name="a32" svg:x="3.14166666666667in" svg:y="0.025in" svg:width="1.075in" svg:height="0.716666666666667in">
              <dc:creator>Allan Berrocal</dc:creator>
              <text:p><text:span text:style-name="T1">Serial</text:span></text:p>
            </office:annotation>
            <text:p>serial</text:p>
          </table:table-cell>
          <table:table-cell office:value-type="string" table:style-name="ce5">
            <office:annotation draw:style-name="a33" svg:x="3.91666666666667in" svg:y="0.025in" svg:width="1.075in" svg:height="0.716666666666667in">
              <dc:creator/>
              <text:p><text:span text:style-name="T1">Default block mapping (static)</text:span></text:p>
            </office:annotation>
            <text:p>block</text:p>
          </table:table-cell>
          <table:table-cell office:value-type="string" table:style-name="ce5">
            <office:annotation draw:style-name="a34" svg:x="4.7in" svg:y="0.025in" svg:width="1.075in" svg:height="0.716666666666667in">
              <dc:creator/>
              <text:p><text:span text:style-name="T1">Cyclic mapping (static,1)</text:span></text:p>
            </office:annotation>
            <text:p>cyclic</text:p>
          </table:table-cell>
          <table:table-cell office:value-type="string" table:style-name="ce5">
            <office:annotation draw:style-name="a35" svg:x="5.49166666666667in" svg:y="0.025in" svg:width="1.075in" svg:height="0.716666666666667in">
              <dc:creator/>
              <text:p><text:span text:style-name="T1">Block-cyclic mapping (static,N) with N&gt;1</text:span></text:p>
            </office:annotation>
            <text:p>blockcyc</text:p>
          </table:table-cell>
          <table:table-cell office:value-type="string" table:style-name="ce5">
            <office:annotation draw:style-name="a36" svg:x="6.275in" svg:y="0.025in" svg:width="1.075in" svg:height="0.716666666666667in">
              <dc:creator/>
              <text:p><text:span text:style-name="T1">Default dynamic mapping (dynamic)</text:span></text:p>
            </office:annotation>
            <text:p>dynamic</text:p>
          </table:table-cell>
          <table:table-cell office:value-type="string" table:style-name="ce5">
            <office:annotation draw:style-name="a37" svg:x="8.85in" svg:y="0.025in" svg:width="1.075in" svg:height="0.716666666666667in">
              <dc:creator/>
              <text:p><text:span text:style-name="T1">Default guided mapping (guided)</text:span></text:p>
            </office:annotation>
            <text:p>guided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4">
            <text:p>Threads</text:p>
          </table:table-cell>
          <table:table-cell office:value-type="float" office:value="1" table:style-name="ce5">
            <text:p>1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table:number-columns-repeated="16376"/>
        </table:table-row>
        <table:table-row table:style-name="ro2">
          <table:table-cell office:value-type="string" table:number-columns-spanned="1" table:number-rows-spanned="3" table:style-name="ce10">
            <office:annotation draw:style-name="a38" svg:x="1.56666666666667in" svg:y="0.025in" svg:width="1.125in" svg:height="0.816666666666667in">
              <dc:creator/>
              <text:p>Type the test case used to measure the performance</text:p>
            </office:annotation>
            <text:p>test_set_2</text:p>
          </table:table-cell>
          <table:table-cell office:value-type="string" table:style-name="ce6">
            <text:p>Duration</text:p>
          </table:table-cell>
          <table:table-cell office:value-type="float" office:value="6747.78" table:style-name="ce1">
            <text:p>6747.78</text:p>
          </table:table-cell>
          <table:table-cell office:value-type="float" office:value="1961.09" table:style-name="ce1">
            <text:p>1961.09</text:p>
          </table:table-cell>
          <table:table-cell office:value-type="float" office:value="1890.98" table:style-name="ce1">
            <text:p>1890.98</text:p>
          </table:table-cell>
          <table:table-cell office:value-type="float" office:value="1901.69" table:style-name="ce1">
            <text:p>1901.69</text:p>
          </table:table-cell>
          <table:table-cell office:value-type="float" office:value="1905.18" table:style-name="ce1">
            <text:p>1905.18</text:p>
          </table:table-cell>
          <table:table-cell office:value-type="float" office:value="1922.62" table:style-name="ce1">
            <text:p>1922.62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7">
            <text:p>Speedup</text:p>
          </table:table-cell>
          <table:table-cell office:value-type="float" office:value="1" table:formula="of:=[.$C$4]/[.C4]" table:style-name="ce8">
            <office:annotation draw:style-name="a39" svg:x="3.475in" svg:y="0.55in" svg:width="1.075in" svg:height="0.716666666666667in">
              <dc:creator/>
              <text:p><text:span text:style-name="T1">Type formula here to calculate the speedup relative to the serial version</text:span></text:p>
            </office:annotation>
            <text:p>1.00</text:p>
          </table:table-cell>
          <table:table-cell office:value-type="float" office:value="3.4408313743887327" table:formula="of:=[.$C$4]/[.D4]" table:style-name="ce8">
            <text:p>3.44</text:p>
          </table:table-cell>
          <table:table-cell office:value-type="float" office:value="3.5684036848618175" table:formula="of:=[.$C$4]/[.E4]" table:style-name="ce8">
            <text:p>3.57</text:p>
          </table:table-cell>
          <table:table-cell office:value-type="float" office:value="3.5483070321661256" table:formula="of:=[.$C$4]/[.F4]" table:style-name="ce8">
            <text:p>3.55</text:p>
          </table:table-cell>
          <table:table-cell office:value-type="float" office:value="3.5418070733474001" table:formula="of:=[.$C$4]/[.G4]" table:style-name="ce8">
            <text:p>3.54</text:p>
          </table:table-cell>
          <table:table-cell office:value-type="float" office:value="3.5096794998491641" table:formula="of:=[.$C$4]/[.H4]" table:style-name="ce8">
            <text:p>3.51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7">
            <text:p>Efficiency</text:p>
          </table:table-cell>
          <table:table-cell office:value-type="float" office:value="1" table:formula="of:=[.$C$4]/([.C4]*[.C3])" table:style-name="ce8">
            <office:annotation draw:style-name="a40" svg:x="3.475in" svg:y="0.75in" svg:width="1.075in" svg:height="0.716666666666667in">
              <dc:creator/>
              <text:p><text:span text:style-name="T1">Type formula here to calculate the efficiency relative to the serial version</text:span></text:p>
            </office:annotation>
            <text:p>1.00</text:p>
          </table:table-cell>
          <table:table-cell office:value-type="float" office:value="0.43010392179859158" table:formula="of:=[.$C$4]/([.D4]*[.D3])" table:style-name="ce8">
            <text:p>0.43</text:p>
          </table:table-cell>
          <table:table-cell office:value-type="float" office:value="0.44605046060772718" table:formula="of:=[.$C$4]/([.E4]*[.E3])" table:style-name="ce8">
            <text:p>0.45</text:p>
          </table:table-cell>
          <table:table-cell office:value-type="float" office:value="0.44353837902076571" table:formula="of:=[.$C$4]/([.F4]*[.F3])" table:style-name="ce8">
            <text:p>0.44</text:p>
          </table:table-cell>
          <table:table-cell office:value-type="float" office:value="0.44272588416842501" table:formula="of:=[.$C$4]/([.G4]*[.G3])" table:style-name="ce8">
            <text:p>0.44</text:p>
          </table:table-cell>
          <table:table-cell office:value-type="float" office:value="0.43870993748114551" table:formula="of:=[.$C$4]/([.H4]*[.H3])" table:style-name="ce8">
            <text:p>0.44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1">
            <draw:frame draw:z-index="11" draw:id="id10" draw:style-name="a30" draw:name="Gráfico 11" svg:x="0.125in" svg:y="0.1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Create a graph using two vertical axes here</text:p>
          </table:table-cell>
          <table:table-cell table:number-columns-repeated="16381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rián Rojas</dc:creator>
    <meta:creation-date>2019-06-11T10:24:21Z</meta:creation-date>
    <dc:date>2021-07-06T05:32:07Z</dc:date>
    <meta:editing-cycles>18</meta:editing-cycles>
    <meta:editing-duration>PT469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2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2">
      <style:chart-properties chart:gap-width="219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ítulo del grá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roy02.$C$2:.$H$2"/>
          </chart:axis>
          <chart:axis chart:dimension="y" chart:name="secondary-y" chart:style-name="Axs2"/>
          <chart:axis chart:dimension="x" chart:name="secondary-X" chart:style-name="Axs3">
            <chart:categories table:cell-range-address="Proy02.$C$2:.$H$2"/>
          </chart:axis>
          <chart:series chart:label-cell-address="Proy02.$B$5" chart:values-cell-range-address="Proy02.$C$5:.$H$5" chart:class="chart:line" chart:attached-axis="primary-y" chart:style-name="G0S0">
            <chart:data-point chart:repeated="6"/>
          </chart:series>
          <chart:series chart:label-cell-address="Proy02.$B$6" chart:values-cell-range-address="Proy02.$C$6:.$H$6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